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3750" officeooo:paragraph-rsid="00143750"/>
    </style:style>
    <style:style style:name="P2" style:family="paragraph" style:parent-style-name="Standard">
      <style:text-properties fo:font-variant="normal" fo:text-transform="none" fo:color="#555555" style:font-name="Consolas" fo:font-size="9pt" fo:letter-spacing="normal" fo:font-style="normal" fo:font-weight="normal" officeooo:rsid="00143750" officeooo:paragraph-rsid="00143750"/>
    </style:style>
    <style:style style:name="P3" style:family="paragraph" style:parent-style-name="Standard">
      <style:text-properties officeooo:rsid="00151422" officeooo:paragraph-rsid="00151422"/>
    </style:style>
    <style:style style:name="P4" style:family="paragraph" style:parent-style-name="Standard">
      <style:text-properties officeooo:rsid="0015beb2" officeooo:paragraph-rsid="0015beb2"/>
    </style:style>
    <style:style style:name="P5" style:family="paragraph" style:parent-style-name="Standard">
      <style:text-properties officeooo:rsid="0015d5fe" officeooo:paragraph-rsid="0015d5fe"/>
    </style:style>
    <style:style style:name="P6" style:family="paragraph" style:parent-style-name="Standard" style:list-style-name="L1">
      <style:text-properties officeooo:rsid="00143750" officeooo:paragraph-rsid="00143750"/>
    </style:style>
    <style:style style:name="P7" style:family="paragraph" style:parent-style-name="Standard">
      <style:text-properties officeooo:rsid="0015d5fe" officeooo:paragraph-rsid="0015d5fe"/>
    </style:style>
    <style:style style:name="P8" style:family="paragraph" style:parent-style-name="Standard">
      <style:text-properties officeooo:rsid="0015d5fe" officeooo:paragraph-rsid="001a1880"/>
    </style:style>
    <style:style style:name="P9" style:family="paragraph" style:parent-style-name="Standard">
      <style:text-properties officeooo:rsid="001633e2" officeooo:paragraph-rsid="001633e2"/>
    </style:style>
    <style:style style:name="P10" style:family="paragraph" style:parent-style-name="Standard">
      <style:text-properties officeooo:rsid="0016a85c" officeooo:paragraph-rsid="0016a85c"/>
    </style:style>
    <style:style style:name="P11" style:family="paragraph" style:parent-style-name="Standard">
      <style:text-properties officeooo:rsid="00181c14" officeooo:paragraph-rsid="00181c14"/>
    </style:style>
    <style:style style:name="P12" style:family="paragraph" style:parent-style-name="Standard">
      <style:text-properties officeooo:rsid="001a1880" officeooo:paragraph-rsid="001a1880"/>
    </style:style>
    <style:style style:name="T1" style:family="text">
      <style:text-properties officeooo:rsid="0016afff"/>
    </style:style>
    <style:style style:name="T2" style:family="text">
      <style:text-properties officeooo:rsid="001a18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VC</text:p>
      <text:p text:style-name="P1">Patron de diseno de software especificamente para paginas web el cual promueve el desarrollo en capas separadas.</text:p>
      <text:list xml:id="list1569013647274828694" text:style-name="L1">
        <text:list-item>
          <text:p text:style-name="P6">Vistas sencillas (minimo de logica computacional detras de ellas) Front-End</text:p>
        </text:list-item>
        <text:list-item>
          <text:p text:style-name="P6">Controlador (mente que piensa para las vistas, capa intermedia que delega cosas de la vista al servidor) Back-End</text:p>
        </text:list-item>
        <text:list-item>
          <text:p text:style-name="P6">Modelo (Base de datos)</text:p>
        </text:list-item>
      </text:list>
      <text:p text:style-name="P1"/>
      <text:p text:style-name="P2">$ npm install express --save</text:p>
      <text:p text:style-name="P1"/>
      <text:p text:style-name="P3">$ npm install body-parser –save</text:p>
      <text:p text:style-name="P3">$sudo nodemon index.js</text:p>
      <text:p text:style-name="P3"/>
      <text:p text:style-name="P4">Bases de datos </text:p>
      <text:p text:style-name="P4">SQL bases de datos relacionales, lenguaje que aceptan las bdr para poder modificarse su nivel de procesamiento es mas bajo</text:p>
      <text:p text:style-name="P5">Modelo entidad relacion </text:p>
      <text:p text:style-name="P5"/>
      <text:p text:style-name="P5">Cardinalidad </text:p>
      <text:p text:style-name="P5">uno a uno</text:p>
      <text:p text:style-name="P5">uno a muchos </text:p>
      <text:p text:style-name="P5">muchos a muchos</text:p>
      <text:p text:style-name="P4"/>
      <text:p text:style-name="P4">Bases de datos NoSQL son mas livianas y agiles </text:p>
      <text:p text:style-name="P4"/>
      <text:p text:style-name="P4">Tipos de campos</text:p>
      <text:p text:style-name="P4">*Autoincrementales </text:p>
      <text:p text:style-name="P4"/>
      <text:p text:style-name="P4"/>
      <text:p text:style-name="P5">ORM Object Relational Mapping //biblioteca que solo se instala </text:p>
      <text:p text:style-name="P5">Midelware en el que con javascript se pueden traducir en lenguaje relacionales </text:p>
      <text:p text:style-name="P5"/>
      <text:p text:style-name="P8">ODC Object Document Mapping <text:span text:style-name="T2">(mongoose) <text:s/>$ sudo npm install mongoose --save</text:span></text:p>
      <text:p text:style-name="P5">base de datos noSQL</text:p>
      <text:p text:style-name="P5"/>
      <text:p text:style-name="P9">Base de datos <text:s/>NoSQL Orientada a Documentos (en el caso de Mongo guarda json)</text:p>
      <text:p text:style-name="P10">El encargado de estandarizar datos es el Front-End</text:p>
      <text:p text:style-name="P10"/>
      <text:p text:style-name="P10">Base de datos NoSQL Orientada a Grafos </text:p>
      <text:p text:style-name="P10">Nota. Ejemplo amigos en comun en facebook, cada persona es un nodo <text:s/><text:span text:style-name="T1">Neo4j</text:span></text:p>
      <text:p text:style-name="P10"/>
      <text:p text:style-name="P11">con oracle o posgress bd relacionales que se lleva bien con js</text:p>
      <text:p text:style-name="P11"/>
      <text:p text:style-name="P12">para installar npm</text:p>
      <text:p text:style-name="P12">$npm init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9:16:10.530292047</meta:creation-date>
    <dc:date>2018-04-25T21:49:20.538786241</dc:date>
    <meta:editing-duration>PT1H24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212" meta:character-count="1264" meta:non-whitespace-character-count="1074"/>
  </office:meta>
</office:document-meta>
</file>